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87d37" officeooo:paragraph-rsid="01087d37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  <style:style style:name="T7" style:family="text">
      <style:text-properties officeooo:rsid="0104f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09100089424">
          <table:table-cell table:style-name="Tableau1.A1" table:number-columns-spanned="4" office:value-type="string">
            <text:p text:style-name="P8">Activité <text:span text:style-name="T7">5 : S’entraîner à schématiser</text:span></text:p>
          </table:table-cell>
          <table:covered-table-cell/>
          <table:covered-table-cell/>
          <table:covered-table-cell/>
        </table:table-row>
        <table:table-row table:style-name="TableLine94609099283232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609100449744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5">Par groupe : pile, interrupteur, moteur, lampe, 4 fils</text:p>
          </table:table-cell>
          <table:covered-table-cell/>
          <table:covered-table-cell/>
          <table:covered-table-cell/>
        </table:table-row>
        <table:table-row table:style-name="TableLine94609099286368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609099287600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609099290032">
          <table:table-cell table:style-name="Tableau1.A7" office:value-type="string">
            <text:p text:style-name="P10"/>
          </table:table-cell>
          <table:table-cell table:style-name="Tableau1.B7" table:number-columns-spanned="2" office:value-type="string">
            <text:p text:style-name="P13"/>
          </table:table-cell>
          <table:covered-table-cell/>
          <table:table-cell table:style-name="Tableau1.D7" office:value-type="string">
            <text:p text:style-name="P14"/>
          </table:table-cell>
        </table:table-row>
        <table:table-row table:style-name="TableLine94609099292688">
          <table:table-cell table:style-name="Tableau1.A9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eLine94609099294112">
          <table:table-cell table:style-name="Tableau1.A9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94609100659184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609100660496">
          <table:table-cell table:style-name="Tableau1.A15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94609100661088">
          <table:table-cell table:style-name="Tableau1.A15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94609100662064">
          <table:table-cell table:style-name="Tableau1.A15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Line94609100662768">
          <table:table-cell table:style-name="Tableau1.A15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Line94609100663472">
          <table:table-cell table:style-name="Tableau1.A15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94609100664208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609100664944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609100666512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609100667248">
          <table:table-cell table:style-name="Tableau1.A19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1M59S</meta:editing-duration>
    <meta:editing-cycles>155</meta:editing-cycles>
    <meta:generator>LibreOffice/7.2.1.2$Linux_X86_64 LibreOffice_project/20$Build-2</meta:generator>
    <meta:creation-date>2021-02-11T10:59:54.903285377</meta:creation-date>
    <meta:initial-creator>J Cercy</meta:initial-creator>
    <dc:date>2021-10-03T23:01:26.504711805</dc:date>
    <meta:document-statistic meta:table-count="1" meta:image-count="0" meta:object-count="0" meta:page-count="1" meta:paragraph-count="11" meta:word-count="30" meta:character-count="185" meta:non-whitespace-character-count="166"/>
  </office:meta>
</office:document-meta>
</file>